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0c40" officeooo:paragraph-rsid="005e0c40" style:font-size-asian="16pt" style:font-size-complex="16pt"/>
    </style:style>
    <style:style style:name="P13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7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8" style:family="paragraph" style:parent-style-name="Text_20_body">
      <style:text-properties officeooo:rsid="00641006" officeooo:paragraph-rsid="00641006"/>
    </style:style>
    <style:style style:name="P19" style:family="paragraph" style:parent-style-name="Листинг">
      <style:text-properties officeooo:paragraph-rsid="00641006"/>
    </style:style>
    <style:style style:name="P20" style:family="paragraph" style:parent-style-name="Text_20_body">
      <style:text-properties officeooo:paragraph-rsid="0075e7a5"/>
    </style:style>
    <style:style style:name="P21" style:family="paragraph" style:parent-style-name="Heading_20_1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 fo:keep-with-next="always"/>
      <style:text-properties style:font-name="PT Astra Serif2" fo:font-size="20.7999992370605pt" fo:font-weight="bold" officeooo:rsid="005e0c40" officeooo:paragraph-rsid="005e0c40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2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f96b8"/>
    </style:style>
    <style:style style:name="P23" style:family="paragraph" style:parent-style-name="Heading_20_2">
      <style:text-properties officeooo:rsid="0060ad77" officeooo:paragraph-rsid="0060ad77"/>
    </style:style>
    <style:style style:name="P2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5" style:family="paragraph" style:parent-style-name="Text_20_body">
      <style:text-properties fo:language="ru" fo:country="RU" officeooo:rsid="00859214" officeooo:paragraph-rsid="00859214"/>
    </style:style>
    <style:style style:name="P26" style:family="paragraph" style:parent-style-name="Text_20_body">
      <style:text-properties fo:font-weight="bold" officeooo:rsid="007e59fd" officeooo:paragraph-rsid="007e59fd" style:font-weight-asian="bold" style:font-weight-complex="bold"/>
    </style:style>
    <style:style style:name="P2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e59fd" officeooo:paragraph-rsid="007a40e0"/>
    </style:style>
    <style:style style:name="P28" style:family="paragraph" style:parent-style-name="Text_20_body">
      <style:text-properties officeooo:rsid="007e59fd" officeooo:paragraph-rsid="007e59fd"/>
    </style:style>
    <style:style style:name="P29" style:family="paragraph" style:parent-style-name="Text_20_body">
      <style:text-properties officeooo:rsid="007e59fd" officeooo:paragraph-rsid="0060ad77"/>
    </style:style>
    <style:style style:name="P30" style:family="paragraph" style:parent-style-name="Text_20_body">
      <style:text-properties officeooo:paragraph-rsid="007e59fd"/>
    </style:style>
    <style:style style:name="P31" style:family="paragraph" style:parent-style-name="Text_20_body">
      <style:text-properties officeooo:rsid="007f96b8" officeooo:paragraph-rsid="007f96b8"/>
    </style:style>
    <style:style style:name="P32" style:family="paragraph" style:parent-style-name="Text_20_body">
      <style:text-properties officeooo:rsid="006870f1" officeooo:paragraph-rsid="006870f1"/>
    </style:style>
    <style:style style:name="P33" style:family="paragraph" style:parent-style-name="Text_20_body">
      <style:text-properties officeooo:rsid="0082a122" officeooo:paragraph-rsid="0082a122"/>
    </style:style>
    <style:style style:name="P34" style:family="paragraph" style:parent-style-name="Text_20_body">
      <style:text-properties officeooo:rsid="0084ae86" officeooo:paragraph-rsid="0084ae86"/>
    </style:style>
    <style:style style:name="P35" style:family="paragraph" style:parent-style-name="Text_20_body">
      <style:text-properties fo:language="en" fo:country="US" officeooo:rsid="0084ae86" officeooo:paragraph-rsid="0084ae86"/>
    </style:style>
    <style:style style:name="P36" style:family="paragraph" style:parent-style-name="Text_20_body">
      <style:text-properties fo:language="en" fo:country="US" officeooo:rsid="00853f4f" officeooo:paragraph-rsid="00853f4f"/>
    </style:style>
    <style:style style:name="P37" style:family="paragraph" style:parent-style-name="Text_20_body">
      <style:text-properties fo:language="en" fo:country="US" officeooo:rsid="00859214" officeooo:paragraph-rsid="00859214"/>
    </style:style>
    <style:style style:name="P38" style:family="paragraph" style:parent-style-name="Text_20_body">
      <style:text-properties style:font-name="PT Astra Serif1" officeooo:rsid="0086a0b8" officeooo:paragraph-rsid="0086a0b8"/>
    </style:style>
    <style:style style:name="P39" style:family="paragraph" style:parent-style-name="Мой_20_код" style:list-style-name="Нумерация_20_кода"/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5e0c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8e42" style:font-weight-asian="bold" style:font-weight-complex="bold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officeooo:rsid="005fe723"/>
    </style:style>
    <style:style style:name="T8" style:family="text">
      <style:text-properties officeooo:rsid="00160dc7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9bf97" style:font-style-asian="normal" style:font-style-complex="normal"/>
    </style:style>
    <style:style style:name="T11" style:family="text">
      <style:text-properties fo:font-style="normal" officeooo:rsid="005fe723" style:font-style-asian="normal" style:font-style-complex="normal"/>
    </style:style>
    <style:style style:name="T12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6e7491"/>
    </style:style>
    <style:style style:name="T17" style:family="text">
      <style:text-properties fo:language="ru" fo:country="RU" officeooo:rsid="0071c2d4"/>
    </style:style>
    <style:style style:name="T18" style:family="text">
      <style:text-properties fo:language="ru" fo:country="RU" officeooo:rsid="00814d97"/>
    </style:style>
    <style:style style:name="T19" style:family="text">
      <style:text-properties officeooo:rsid="00641006"/>
    </style:style>
    <style:style style:name="T20" style:family="text">
      <style:text-properties officeooo:rsid="007e59fd"/>
    </style:style>
    <style:style style:name="T21" style:family="text">
      <style:text-properties officeooo:rsid="0087d4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4">Министерство образования, науки и молодежной политики</text:p>
      <text:p text:style-name="P4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"/></text:span></text:p>
      <text:p text:style-name="P2"/>
      <text:p text:style-name="P2"/>
      <text:p text:style-name="P10"/>
      <text:p text:style-name="P12">Разработка мобильных приложений</text:p>
      <text:p text:style-name="P11"/>
      <text:p text:style-name="P11"/>
      <text:p text:style-name="P13">ЛАБОРАТОРНАЯ РАБОТА № <text:span text:style-name="T2">3</text:span></text:p>
      <text:p text:style-name="P3">по теме:</text:p>
      <text:h text:style-name="P21" text:outline-level="1">Объектно-ориентированное программирование на Kotlin</text:h>
      <text:p text:style-name="Заголовок_20_2_20_титул"/>
      <text:p text:style-name="Заголовок_20_2_20_титул"/>
      <text:p text:style-name="P6"><text:span text:style-name="T3">Выполн</text:span><text:span text:style-name="T4">ил:</text:span><text:span text:style-name="T5"> </text:span></text:p>
      <text:p text:style-name="P6"><text:span text:style-name="T6">студент ЕПК,</text:span> <text:span text:style-name="T7">И-32 </text:span><text:span text:style-name="T20">группы</text:span></text:p>
      <text:p text:style-name="P27">Самсыка Р. М.</text:p>
      <text:p text:style-name="P15"/>
      <text:p text:style-name="P16"><text:span text:style-name="T6">Проверил</text:span>:</text:p>
      <text:p text:style-name="P7"><text:span text:style-name="T6">преподаватель</text:span><text:span text:style-name="T8"> </text:span><text:span text:style-name="T7">Разработки мобильных приложений</text:span></text:p>
      <text:p text:style-name="P14">Фомин А. Т.</text:p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17"><text:span text:style-name="Emphasis"/></text:p>
      <text:p text:style-name="P5">Ейск <text:span text:style-name="Emphasis"><text:span text:style-name="T9">20</text:span></text:span><text:span text:style-name="Emphasis"><text:span text:style-name="T10">2</text:span></text:span><text:span text:style-name="Emphasis"><text:span text:style-name="T11">4</text:span></text:span></text:p>
      <text:h text:style-name="P22" text:outline-level="2"><text:span text:style-name="T13">1 </text:span><text:span text:style-name="T12">Постановка задачи </text:span></text:h>
      <text:p text:style-name="P31">Создать класс родитель и класс потомок.</text:p>
      <text:p text:style-name="P30">Реализовать в классе-потомке методы: </text:p>
      <text:p text:style-name="P30"><text:tab/>- конструктор;</text:p>
      <text:p text:style-name="P30"><text:tab/>- функцию обработки данных, указанную в индивидуальном задании</text:p>
      <text:p text:style-name="P28"/>
      <text:p text:style-name="P26">Вариант 17</text:p>
      <text:h text:style-name="P23" text:outline-level="2">2 Выполнение работы</text:h>
      <text:p text:style-name="P29">Класс родитель содержит: </text:p>
      <text:p text:style-name="P29">Координаты вектора, функция вычисления длины вектора</text:p>
      <text:p text:style-name="P29"/>
      <text:p text:style-name="P29">Наследуемый класс содержит:</text:p>
      <text:p text:style-name="P29">Координаты точки для построения треугольника, функцию нахождения площади треугольника</text:p>
      <text:p text:style-name="P18"><text:span text:style-name="T16"/></text:p>
      <text:p text:style-name="P19"><text:span text:style-name="T19">Листинг 1. </text:span><text:span text:style-name="T18">Программа</text:span></text:p>
      <text:list text:style-name="Нумерация_20_кода">
        <text:list-item>
          <text:p text:style-name="P39">open class Vector(val x1: Int,val y1: Int,val x2: Int,val y2: Int){</text:p>
        </text:list-item>
        <text:list-item>
          <text:p text:style-name="P39"><text:s text:c="4"/>fun Long(): Double {</text:p>
        </text:list-item>
        <text:list-item>
          <text:p text:style-name="P39"><text:s text:c="8"/>val x3=x2-x1</text:p>
        </text:list-item>
        <text:list-item>
          <text:p text:style-name="P39"><text:s text:c="8"/>val y3=y2-y1</text:p>
        </text:list-item>
        <text:list-item>
          <text:p text:style-name="P39"><text:s text:c="8"/>return Math.sqrt(Math.pow(x3.toDouble(), 2.0)+Math.pow(y3.toDouble(), 2.0))</text:p>
        </text:list-item>
        <text:list-item>
          <text:p text:style-name="P39"><text:s text:c="4"/>}</text:p>
        </text:list-item>
        <text:list-item>
          <text:p text:style-name="P39">}</text:p>
        </text:list-item>
        <text:list-item>
          <text:p text:style-name="P39">class Triangle(x1: Int, y1: Int, x2: Int, y2: Int, val x3: Int, val y3: Int) : Vector(x1, y1, x2, y2) {</text:p>
        </text:list-item>
        <text:list-item>
          <text:p text:style-name="P39"/>
        </text:list-item>
        <text:list-item>
          <text:p text:style-name="P39"><text:s text:c="4"/>var Square : Double</text:p>
        </text:list-item>
        <text:list-item>
          <text:p text:style-name="P39"><text:s text:c="8"/>set(value){</text:p>
        </text:list-item>
        <text:list-item>
          <text:p text:style-name="P39"><text:s text:c="8"/>}</text:p>
        </text:list-item>
        <text:list-item>
          <text:p text:style-name="P39"><text:s text:c="8"/>get() {</text:p>
        </text:list-item>
        <text:list-item>
          <text:p text:style-name="P39"><text:soft-page-break/><text:s text:c="12"/>return (Math.abs((x2-x1)*(y3-y1)-(x3-x1)*(y2-y1)).toDouble()/2)</text:p>
        </text:list-item>
        <text:list-item>
          <text:p text:style-name="P39"><text:s text:c="8"/>}</text:p>
        </text:list-item>
        <text:list-item>
          <text:p text:style-name="P39"/>
        </text:list-item>
        <text:list-item>
          <text:p text:style-name="P39">}</text:p>
        </text:list-item>
        <text:list-item>
          <text:p text:style-name="P39"/>
        </text:list-item>
        <text:list-item>
          <text:p text:style-name="P39">fun main() {</text:p>
        </text:list-item>
        <text:list-item>
          <text:p text:style-name="P39"><text:s text:c="4"/>val coords = Array&lt;Int&gt;(6){0}</text:p>
        </text:list-item>
        <text:list-item>
          <text:p text:style-name="P39"><text:s text:c="4"/>println("Введите координаты вектора")</text:p>
        </text:list-item>
        <text:list-item>
          <text:p text:style-name="P39"><text:s text:c="4"/>print("x1: ")</text:p>
        </text:list-item>
        <text:list-item>
          <text:p text:style-name="P39"><text:s text:c="4"/>coords[0]=readln().toInt()</text:p>
        </text:list-item>
        <text:list-item>
          <text:p text:style-name="P39"><text:s text:c="4"/>print("y1: ")</text:p>
        </text:list-item>
        <text:list-item>
          <text:p text:style-name="P39"><text:s text:c="4"/>coords[1]=readln().toInt()</text:p>
        </text:list-item>
        <text:list-item>
          <text:p text:style-name="P39"><text:s text:c="4"/>print("x2: ")</text:p>
        </text:list-item>
        <text:list-item>
          <text:p text:style-name="P39"><text:s text:c="4"/>coords[2]=readln().toInt()</text:p>
        </text:list-item>
        <text:list-item>
          <text:p text:style-name="P39"><text:s text:c="4"/>print("y2: ")</text:p>
        </text:list-item>
        <text:list-item>
          <text:p text:style-name="P39"><text:s text:c="4"/>coords[3]=readln().toInt()</text:p>
        </text:list-item>
        <text:list-item>
          <text:p text:style-name="P39"><text:s text:c="4"/>var points = Triangle(coords[0], coords[1], coords[2], coords[3], coords[4], coords[5])</text:p>
        </text:list-item>
        <text:list-item>
          <text:p text:style-name="P39"><text:s text:c="4"/>println("Длина вектора: "+points.Long())</text:p>
        </text:list-item>
        <text:list-item>
          <text:p text:style-name="P39"><text:s text:c="4"/>println("А теперь координаты точки")</text:p>
        </text:list-item>
        <text:list-item>
          <text:p text:style-name="P39"><text:s text:c="4"/>print("x3: ")</text:p>
        </text:list-item>
        <text:list-item>
          <text:p text:style-name="P39"><text:s text:c="4"/>coords[4]=readln().toInt()</text:p>
        </text:list-item>
        <text:list-item>
          <text:p text:style-name="P39"><text:s text:c="4"/>print("y3: ")</text:p>
        </text:list-item>
        <text:list-item>
          <text:p text:style-name="P39"><text:s text:c="4"/>coords[5]=readln().toInt()</text:p>
        </text:list-item>
        <text:list-item>
          <text:p text:style-name="P39"><text:s text:c="4"/>println("Площадь получившегося треугольника: "+points.Square)</text:p>
        </text:list-item>
        <text:list-item>
          <text:p text:style-name="P39">}</text:p>
        </text:list-item>
      </text:list>
      <text:p text:style-name="P32"/>
      <text:p text:style-name="P33">Вывод:</text:p>
      <text:p text:style-name="Вывод_20_текст_20_в_20_консоли">Введите координаты вектора</text:p>
      <text:p text:style-name="Вывод_20_текст_20_в_20_консоли">x1: 2</text:p>
      <text:p text:style-name="Вывод_20_текст_20_в_20_консоли">y1: 1</text:p>
      <text:p text:style-name="Вывод_20_текст_20_в_20_консоли">x2: 4</text:p>
      <text:p text:style-name="Вывод_20_текст_20_в_20_консоли">y2: 1</text:p>
      <text:p text:style-name="Вывод_20_текст_20_в_20_консоли">Длина вектора: 2.0</text:p>
      <text:p text:style-name="Вывод_20_текст_20_в_20_консоли"><text:soft-page-break/>А теперь координаты точки</text:p>
      <text:p text:style-name="Вывод_20_текст_20_в_20_консоли">x3: 3</text:p>
      <text:p text:style-name="Вывод_20_текст_20_в_20_консоли">y3: 3</text:p>
      <text:p text:style-name="Вывод_20_текст_20_в_20_консоли">Площадь получившегося треугольника: 1.0</text:p>
      <text:p text:style-name="P34"><text:span text:style-name="T17">К</text:span><text:span text:style-name="T15">лассы:</text:span></text:p>
      <text:p text:style-name="P35">Vector – <text:span text:style-name="T15">содержит координаты вектора и метод нахождения его длины (родитель)</text:span></text:p>
      <text:p text:style-name="P35">Triangle – <text:span text:style-name="T15">содержит координаты точки и вектора для построения треугольника и нахождения его площади</text:span></text:p>
      <text:p text:style-name="P35"><text:span text:style-name="T15"/></text:p>
      <text:p text:style-name="P36"><text:span text:style-name="T15">Поля: </text:span></text:p>
      <text:p text:style-name="P37">x, y – <text:span text:style-name="T15">координаты</text:span></text:p>
      <text:p text:style-name="P37">Square – <text:span text:style-name="T15">площадь треугольника</text:span></text:p>
      <text:p text:style-name="P37"><text:span text:style-name="T15"/></text:p>
      <text:p text:style-name="P25">Метод:</text:p>
      <text:p text:style-name="P37">Long – <text:span text:style-name="T15">нахождение длины вектора</text:span></text:p>
      <text:p text:style-name="P20"><text:span text:style-name="T14"/></text:p>
      <text:h text:style-name="P23" text:outline-level="2">Вывод</text:h>
      <text:p text:style-name="P38">В ходе работы были созданы два класса, родитель и потомок. Изучено наследование <text:span text:style-name="T21">и объектно ориентированная составляющая языка программирования</text:span> <text:span text:style-name="T14">Kotlin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12:18:19.604000000</meta:creation-date>
    <meta:editing-duration>PT2H1M43S</meta:editing-duration>
    <meta:editing-cycles>37</meta:editing-cycles>
    <meta:generator>LibreOffice/24.2.4.2$Windows_X86_64 LibreOffice_project/51a6219feb6075d9a4c46691dcfe0cd9c4fff3c2</meta:generator>
    <dc:title>Реферат ГОСТ</dc:title>
    <dc:date>2024-09-11T20:52:54.074000000</dc:date>
    <meta:document-statistic meta:table-count="0" meta:image-count="0" meta:object-count="0" meta:page-count="4" meta:paragraph-count="86" meta:word-count="330" meta:character-count="2600" meta:non-whitespace-character-count="2225"/>
  </office:meta>
</office:document-meta>
</file>